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P37" style:parent-style-name="Título1" style:family="paragraph">
      <style:paragraph-properties fo:break-before="page"/>
      <style:text-properties fo:language="en" fo:country="US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T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T4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Textbody" style:family="paragraph">
      <style:paragraph-properties fo:text-align="justify"/>
    </style:style>
    <style:style style:name="P46" style:parent-style-name="Título1" style:family="paragraph">
      <style:paragraph-properties fo:break-before="page"/>
    </style:style>
    <style:style style:name="P47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Trabajo de Diseño y Administración de Sistemas Operativos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Alumno:<text:s/>Jorge Martinez Pazos</text:p>
      <text:p text:style-name="P32">DNI:<text:s/>39510046-W</text:p>
      <text:p text:style-name="P33">Centro Asociado:<text:s/>Vigo(Pontevedra)</text:p>
      <text:p text:style-name="P34">Teléfono de contacto:<text:s/>630005088</text:p>
      <text:p text:style-name="P35">Email:<text:s/>jmartinez5741@alumno.uned.es</text:p>
      <text:p text:style-name="P36"/>
      <text:soft-page-break/>
      <text:h text:style-name="P37" text:outline-level="1">Primera PED</text:h>
      <text:h text:style-name="Título2" text:outline-level="2">Introducción</text:h>
      <text:p text:style-name="P38">En este apartado se introduce muy brevemente lo que se ha hecho en el trabajo</text:p>
      <text:p text:style-name="P39"><text:span text:style-name="T40">NOTA IMPORTANTE:</text:span><text:s/>No es necesario crear el informe del trabajo utilizando OpenOffice, ni tampoco que la presentación coincida con esta plantilla. <text:s/>La creación del informe es libre pudiendo usarse cualquier software y formato que el alumno estime de utilidad. Lo que si es fundamental es que el informe final sea un PDF que tenga al menos los epígrafes y datos que se muestran en este ejemplo y cuyo nombre se ajuste al formato exigido.</text:p>
      <text:h text:style-name="Título2" text:outline-level="2">Implementación</text:h>
      <text:p text:style-name="P41">Aquí se describirá el programa implementado y los resultados obtenidos.</text:p>
      <text:h text:style-name="Título2" text:outline-level="2">Ejecución de ejemplo</text:h>
      <text:p text:style-name="P42">En este apartado se discutirá la traza de ejecución del programa en base a los datos de ejemplo aportados en el guión, demostrando así que el algoritmo funciona correctamente</text:p>
      <text:h text:style-name="Título2" text:outline-level="2">Otros apartados</text:h>
      <text:p text:style-name="P43">La memoria tendrá<text:s/><text:span text:style-name="T44">opcionalmente<text:s/></text:span>tantos apartados como el alumno considere necesario, siendo obligatorios los apartados <text:s/>anteriores. En estos apartados el alumno puede explicar los problemas que han surgirdo, el material que ha consultado, etc...</text:p>
      <text:p text:style-name="P45"/>
      <text:p text:style-name="Textbody"/>
      <text:h text:style-name="P46" text:outline-level="1"/>
      <text:h text:style-name="Título1" text:outline-level="1">Bibliografía.</text:h>
      <text:p text:style-name="P47">Aquí se pondrán las referencias bibliográficas a los libros y manuales que se hayan usado para hacer la práctic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istemas </meta:initial-creator>
    <dc:creator>Jorge Martinez Pazos</dc:creator>
    <meta:creation-date>2011-07-19T17:09:00Z</meta:creation-date>
    <dc:date>2024-10-20T11:20:00Z</dc:date>
    <meta:template xlink:href="Normal.dotm" xlink:type="simple"/>
    <meta:editing-cycles>17</meta:editing-cycles>
    <meta:editing-duration>PT11340S</meta:editing-duration>
    <meta:document-statistic meta:page-count="3" meta:paragraph-count="2" meta:word-count="222" meta:character-count="1447" meta:row-count="10" meta:non-whitespace-character-count="1227"/>
  </office:meta>
</office:document-meta>
</file>